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1.0626in"/>
    </style:style>
    <style:style style:name="co5"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1.5189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82" style:family="table-column">
      <style:table-column-properties fo:break-before="auto" style:column-width="1.6252in"/>
    </style:style>
    <style:style style:name="co83" style:family="table-column">
      <style:table-column-properties fo:break-before="auto" style:column-width="0.539in"/>
    </style:style>
    <style:style style:name="co84" style:family="table-column">
      <style:table-column-properties fo:break-before="auto" style:column-width="3.0937in"/>
    </style:style>
    <style:style style:name="co85" style:family="table-column">
      <style:table-column-properties fo:break-before="auto" style:column-width="0.9244in"/>
    </style:style>
    <style:style style:name="co86" style:family="table-column">
      <style:table-column-properties fo:break-before="auto" style:column-width="0.7984in"/>
    </style:style>
    <style:style style:name="co87" style:family="table-column">
      <style:table-column-properties fo:break-before="auto" style:column-width="1.198in"/>
    </style:style>
    <style:style style:name="co88" style:family="table-column">
      <style:table-column-properties fo:break-before="auto" style:column-width="0.7366in"/>
    </style:style>
    <style:style style:name="co89" style:family="table-column">
      <style:table-column-properties fo:break-before="auto" style:column-width="1.7244in"/>
    </style:style>
    <style:style style:name="co90" style:family="table-column">
      <style:table-column-properties fo:break-before="auto" style:column-width="2.9165in"/>
    </style:style>
    <style:style style:name="co91" style:family="table-column">
      <style:table-column-properties fo:break-before="auto" style:column-width="3.4583in"/>
    </style:style>
    <style:style style:name="co92" style:family="table-column">
      <style:table-column-properties fo:break-before="auto" style:column-width="2.2709in"/>
    </style:style>
    <style:style style:name="co93" style:family="table-column">
      <style:table-column-properties fo:break-before="auto" style:column-width="1.75in"/>
    </style:style>
    <style:style style:name="co94" style:family="table-column">
      <style:table-column-properties fo:break-before="auto" style:column-width="0.7165in"/>
    </style:style>
    <style:style style:name="co95" style:family="table-column">
      <style:table-column-properties fo:break-before="auto" style:column-width="1.1256in"/>
    </style:style>
    <style:style style:name="co96" style:family="table-column">
      <style:table-column-properties fo:break-before="auto" style:column-width="0.8744in"/>
    </style:style>
    <style:style style:name="co97" style:family="table-column">
      <style:table-column-properties fo:break-before="auto" style:column-width="0.9264in"/>
    </style:style>
    <style:style style:name="co98" style:family="table-column">
      <style:table-column-properties fo:break-before="auto" style:column-width="2.1874in"/>
    </style:style>
    <style:style style:name="co99" style:family="table-column">
      <style:table-column-properties fo:break-before="auto" style:column-width="2.0398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0" style:family="table-column">
      <style:table-column-properties fo:break-before="auto" style:column-width="1.6146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30" style:family="table-column">
      <style:table-column-properties fo:break-before="auto" style:column-width="1.8854in"/>
    </style:style>
    <style:style style:name="co131" style:family="table-column">
      <style:table-column-properties fo:break-before="auto" style:column-width="2.8335in"/>
    </style:style>
    <style:style style:name="co132"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125"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34" style:family="table-column">
      <style:table-column-properties fo:break-before="auto" style:column-width="2.5728in"/>
    </style:style>
    <style:style style:name="co135" style:family="table-column">
      <style:table-column-properties fo:break-before="auto" style:column-width="1.861in"/>
    </style:style>
    <style:style style:name="co136" style:family="table-column">
      <style:table-column-properties fo:break-before="auto" style:column-width="1.7319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5134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18" style:family="table-row">
      <style:table-row-properties style:row-height="1.25in" fo:break-before="auto" style:use-optimal-row-height="false"/>
    </style:style>
    <style:style style:name="ro19" style:family="table-row">
      <style:table-row-properties style:row-height="0.85in" fo:break-before="auto" style:use-optimal-row-height="false"/>
    </style:style>
    <style:style style:name="ro20" style:family="table-row">
      <style:table-row-properties style:row-height="0.9665in" fo:break-before="auto" style:use-optimal-row-height="false"/>
    </style:style>
    <style:style style:name="ro21" style:family="table-row">
      <style:table-row-properties style:row-height="0.9083in" fo:break-before="auto" style:use-optimal-row-height="false"/>
    </style:style>
    <style:style style:name="ro22" style:family="table-row">
      <style:table-row-properties style:row-height="0.7917in" fo:break-before="auto" style:use-optimal-row-height="false"/>
    </style:style>
    <style:style style:name="ro23" style:family="table-row">
      <style:table-row-properties style:row-height="0.8165in" fo:break-before="auto" style:use-optimal-row-height="false"/>
    </style:style>
    <style:style style:name="ro24" style:family="table-row">
      <style:table-row-properties style:row-height="1.2in" fo:break-before="auto" style:use-optimal-row-height="false"/>
    </style:style>
    <style:style style:name="ro25" style:family="table-row">
      <style:table-row-properties style:row-height="1.05in" fo:break-before="auto" style:use-optimal-row-height="false"/>
    </style:style>
    <style:style style:name="ro26" style:family="table-row">
      <style:table-row-properties style:row-height="1.2252in" fo:break-before="auto" style:use-optimal-row-height="false"/>
    </style:style>
    <style:style style:name="ro27" style:family="table-row">
      <style:table-row-properties style:row-height="0.6543in" fo:break-before="auto" style:use-optimal-row-height="false"/>
    </style:style>
    <style:style style:name="ro28" style:family="table-row">
      <style:table-row-properties style:row-height="1.5543in" fo:break-before="auto" style:use-optimal-row-height="false"/>
    </style:style>
    <style:style style:name="ro29" style:family="table-row">
      <style:table-row-properties style:row-height="1.4811in" fo:break-before="auto" style:use-optimal-row-height="false"/>
    </style:style>
    <style:style style:name="ro30" style:family="table-row">
      <style:table-row-properties style:row-height="1.502in" fo:break-before="auto" style:use-optimal-row-height="false"/>
    </style:style>
    <style:style style:name="ro31" style:family="table-row">
      <style:table-row-properties style:row-height="1.4189in" fo:break-before="auto" style:use-optimal-row-height="false"/>
    </style:style>
    <style:style style:name="ro32" style:family="table-row">
      <style:table-row-properties style:row-height="1.4291in" fo:break-before="auto" style:use-optimal-row-height="false"/>
    </style:style>
    <style:style style:name="ro33" style:family="table-row">
      <style:table-row-properties style:row-height="1.1in" fo:break-before="auto" style:use-optimal-row-height="false"/>
    </style:style>
    <style:style style:name="ro34" style:family="table-row">
      <style:table-row-properties style:row-height="1.4083in" fo:break-before="auto" style:use-optimal-row-height="false"/>
    </style:style>
    <style:style style:name="ro35" style:family="table-row">
      <style:table-row-properties style:row-height="2.1in" fo:break-before="auto" style:use-optimal-row-height="false"/>
    </style:style>
    <style:style style:name="ro36" style:family="table-row">
      <style:table-row-properties style:row-height="2.1835in" fo:break-before="auto" style:use-optimal-row-height="false"/>
    </style:style>
    <style:style style:name="ro37" style:family="table-row">
      <style:table-row-properties style:row-height="1.9in" fo:break-before="auto" style:use-optimal-row-height="false"/>
    </style:style>
    <style:style style:name="ro38" style:family="table-row">
      <style:table-row-properties style:row-height="2.0752in" fo:break-before="auto" style:use-optimal-row-height="false"/>
    </style:style>
    <style:style style:name="ro39" style:family="table-row">
      <style:table-row-properties style:row-height="0.8063in" fo:break-before="auto" style:use-optimal-row-height="false"/>
    </style:style>
    <style:style style:name="ro40" style:family="table-row">
      <style:table-row-properties style:row-height="1.5665in" fo:break-before="auto" style:use-optimal-row-height="false"/>
    </style:style>
    <style:style style:name="ro41" style:family="table-row">
      <style:table-row-properties style:row-height="1.0457in" fo:break-before="auto" style:use-optimal-row-height="false"/>
    </style:style>
    <style:style style:name="ro42" style:family="table-row">
      <style:table-row-properties style:row-height="1.098in" fo:break-before="auto" style:use-optimal-row-height="false"/>
    </style:style>
    <style:style style:name="ro43" style:family="table-row">
      <style:table-row-properties style:row-height="1.5126in" fo:break-before="auto" style:use-optimal-row-height="false"/>
    </style:style>
    <style:style style:name="ro44" style:family="table-row">
      <style:table-row-properties style:row-height="2in" fo:break-before="auto" style:use-optimal-row-height="false"/>
    </style:style>
    <style:style style:name="ro45" style:family="table-row">
      <style:table-row-properties style:row-height="1.6665in" fo:break-before="auto" style:use-optimal-row-height="false"/>
    </style:style>
    <style:style style:name="ro46" style:family="table-row">
      <style:table-row-properties style:row-height="1.35in" fo:break-before="auto" style:use-optimal-row-height="false"/>
    </style:style>
    <style:style style:name="ro47" style:family="table-row">
      <style:table-row-properties style:row-height="1.5752in" fo:break-before="auto" style:use-optimal-row-height="false"/>
    </style:style>
    <style:style style:name="ro48" style:family="table-row">
      <style:table-row-properties style:row-height="1.55in" fo:break-before="auto" style:use-optimal-row-height="false"/>
    </style:style>
    <style:style style:name="ro49" style:family="table-row">
      <style:table-row-properties style:row-height="1.2583in" fo:break-before="auto" style:use-optimal-row-height="false"/>
    </style:style>
    <style:style style:name="ro50" style:family="table-row">
      <style:table-row-properties style:row-height="1.3252in" fo:break-before="auto" style:use-optimal-row-height="false"/>
    </style:style>
    <style:style style:name="ro51" style:family="table-row">
      <style:table-row-properties style:row-height="1.2752in" fo:break-before="auto" style:use-optimal-row-height="false"/>
    </style:style>
    <style:style style:name="ro52" style:family="table-row">
      <style:table-row-properties style:row-height="1.9083in" fo:break-before="auto" style:use-optimal-row-height="false"/>
    </style:style>
    <style:style style:name="ro53" style:family="table-row">
      <style:table-row-properties style:row-height="1.65in" fo:break-before="auto" style:use-optimal-row-height="false"/>
    </style:style>
    <style:style style:name="ro54" style:family="table-row">
      <style:table-row-properties style:row-height="1.3264in" fo:break-before="auto" style:use-optimal-row-height="true"/>
    </style:style>
    <style:style style:name="ro55" style:family="table-row">
      <style:table-row-properties style:row-height="1.3665in" fo:break-before="auto" style:use-optimal-row-height="false"/>
    </style:style>
    <style:style style:name="ro56" style:family="table-row">
      <style:table-row-properties style:row-height="1.4709in" fo:break-before="auto" style:use-optimal-row-height="false"/>
    </style:style>
    <style:style style:name="ro57" style:family="table-row">
      <style:table-row-properties style:row-height="1.4752in" fo:break-before="auto" style:use-optimal-row-height="false"/>
    </style:style>
    <style:style style:name="ro58" style:family="table-row">
      <style:table-row-properties style:row-height="1.2543in" fo:break-before="auto" style:use-optimal-row-height="false"/>
    </style:style>
    <style:style style:name="ro59" style:family="table-row">
      <style:table-row-properties style:row-height="2.1252in" fo:break-before="auto" style:use-optimal-row-height="false"/>
    </style:style>
    <style:style style:name="ro60" style:family="table-row">
      <style:table-row-properties style:row-height="2.248in" fo:break-before="auto" style:use-optimal-row-height="false"/>
    </style:style>
    <style:style style:name="ro61" style:family="table-row">
      <style:table-row-properties style:row-height="1.8083in" fo:break-before="auto" style:use-optimal-row-height="false"/>
    </style:style>
    <style:style style:name="ro62" style:family="table-row">
      <style:table-row-properties style:row-height="0.8028in" fo:break-before="auto" style:use-optimal-row-height="false"/>
    </style:style>
    <style:style style:name="ro63" style:family="table-row">
      <style:table-row-properties style:row-height="1.6992in" fo:break-before="auto" style:use-optimal-row-height="true"/>
    </style:style>
    <style:style style:name="ro64" style:family="table-row">
      <style:table-row-properties style:row-height="1.9835in" fo:break-before="auto" style:use-optimal-row-height="false"/>
    </style:style>
    <style:style style:name="ro65" style:family="table-row">
      <style:table-row-properties style:row-height="1.8862in" fo:break-before="auto" style:use-optimal-row-height="true"/>
    </style:style>
    <style:style style:name="ro66" style:family="table-row">
      <style:table-row-properties style:row-height="3.0055in" fo:break-before="auto" style:use-optimal-row-height="true"/>
    </style:style>
    <style:style style:name="ro67" style:family="table-row">
      <style:table-row-properties style:row-height="2.5909in" fo:break-before="auto" style:use-optimal-row-height="false"/>
    </style:style>
    <style:style style:name="ro68" style:family="table-row">
      <style:table-row-properties style:row-height="3.1925in" fo:break-before="auto" style:use-optimal-row-height="true"/>
    </style:style>
    <style:style style:name="ro69" style:family="table-row">
      <style:table-row-properties style:row-height="3.2252in" fo:break-before="auto" style:use-optimal-row-height="false"/>
    </style:style>
    <style:style style:name="ro70" style:family="table-row">
      <style:table-row-properties style:row-height="2.6327in" fo:break-before="auto" style:use-optimal-row-height="true"/>
    </style:style>
    <style:style style:name="ro71" style:family="table-row">
      <style:table-row-properties style:row-height="2.0728in" fo:break-before="auto" style:use-optimal-row-height="true"/>
    </style:style>
    <style:style style:name="ro72"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4" style:family="table-row">
      <style:table-row-properties style:row-height="1.4835in" fo:break-before="auto" style:use-optimal-row-height="false"/>
    </style:style>
    <style:style style:name="ro75" style:family="table-row">
      <style:table-row-properties style:row-height="1.1917in" fo:break-before="auto" style:use-optimal-row-height="false"/>
    </style:style>
    <style:style style:name="ro76" style:family="table-row">
      <style:table-row-properties style:row-height="1.4665in" fo:break-before="auto" style:use-optimal-row-height="false"/>
    </style:style>
    <style:style style:name="ro77" style:family="table-row">
      <style:table-row-properties style:row-height="1.8665in" fo:break-before="auto" style:use-optimal-row-height="false"/>
    </style:style>
    <style:style style:name="ro78" style:family="table-row">
      <style:table-row-properties style:row-height="2.15in" fo:break-before="auto" style:use-optimal-row-height="false"/>
    </style:style>
    <style:style style:name="ro79" style:family="table-row">
      <style:table-row-properties style:row-height="2.7835in" fo:break-before="auto" style:use-optimal-row-height="false"/>
    </style:style>
    <style:style style:name="ro80" style:family="table-row">
      <style:table-row-properties style:row-height="0.8362in" fo:break-before="auto" style:use-optimal-row-height="false"/>
    </style:style>
    <style:style style:name="ro81" style:family="table-row">
      <style:table-row-properties style:row-height="1in" fo:break-before="auto" style:use-optimal-row-height="false"/>
    </style:style>
    <style:style style:name="ro82" style:family="table-row">
      <style:table-row-properties style:row-height="1.0354in" fo:break-before="auto" style:use-optimal-row-height="false"/>
    </style:style>
    <style:style style:name="ro83" style:family="table-row">
      <style:table-row-properties style:row-height="0.9583in" fo:break-before="auto" style:use-optimal-row-height="false"/>
    </style:style>
    <style:style style:name="ro84" style:family="table-row">
      <style:table-row-properties style:row-height="0.75in" fo:break-before="auto" style:use-optimal-row-height="false"/>
    </style:style>
    <style:style style:name="ro85" style:family="table-row">
      <style:table-row-properties style:row-height="1.6417in" fo:break-before="auto" style:use-optimal-row-height="false"/>
    </style:style>
    <style:style style:name="ro86" style:family="table-row">
      <style:table-row-properties style:row-height="1.8854in" fo:break-before="auto" style:use-optimal-row-height="false"/>
    </style:style>
    <style:style style:name="ro87" style:family="table-row">
      <style:table-row-properties style:row-height="2.0228in" fo:break-before="auto" style:use-optimal-row-height="false"/>
    </style:style>
    <style:style style:name="ro88" style:family="table-row">
      <style:table-row-properties style:row-height="1.6689in" fo:break-before="auto" style:use-optimal-row-height="false"/>
    </style:style>
    <style:style style:name="ro89" style:family="table-row">
      <style:table-row-properties style:row-height="2.2591in" fo:break-before="auto" style:use-optimal-row-height="true"/>
    </style:style>
    <style:style style:name="ro90" style:family="table-row">
      <style:table-row-properties style:row-height="2.4457in" fo:break-before="auto" style:use-optimal-row-height="true"/>
    </style:style>
    <style:style style:name="ro91" style:family="table-row">
      <style:table-row-properties style:row-height="1.4209in" fo:break-before="auto" style:use-optimal-row-height="false"/>
    </style:style>
    <style:style style:name="ro92" style:family="table-row">
      <style:table-row-properties style:row-height="1.0791in" fo:break-before="auto" style:use-optimal-row-height="false"/>
    </style:style>
    <style:style style:name="ro93" style:family="table-row">
      <style:table-row-properties style:row-height="0.3937in" fo:break-before="auto" style:use-optimal-row-height="true"/>
    </style:style>
    <style:style style:name="ro94" style:family="table-row">
      <style:table-row-properties style:row-height="2.1346in" fo:break-before="auto" style:use-optimal-row-height="true"/>
    </style:style>
    <style:style style:name="ro95" style:family="table-row">
      <style:table-row-properties style:row-height="2.3189in" fo:break-before="auto" style:use-optimal-row-height="true"/>
    </style:style>
    <style:style style:name="ro100" style:family="table-row">
      <style:table-row-properties style:row-height="0.3626in" fo:break-before="auto" style:use-optimal-row-height="false"/>
    </style:style>
    <style:style style:name="ro101" style:family="table-row">
      <style:table-row-properties style:row-height="1.4in" fo:break-before="auto" style:use-optimal-row-height="false"/>
    </style:style>
    <style:style style:name="ro102" style:family="table-row">
      <style:table-row-properties style:row-height="1.5417in" fo:break-before="auto" style:use-optimal-row-height="false"/>
    </style:style>
    <style:style style:name="ro103" style:family="table-row">
      <style:table-row-properties style:row-height="1.6083in" fo:break-before="auto" style:use-optimal-row-height="false"/>
    </style:style>
    <style:style style:name="ro104" style:family="table-row">
      <style:table-row-properties style:row-height="1.3354in" fo:break-before="auto" style:use-optimal-row-height="false"/>
    </style:style>
    <style:style style:name="ro138" style:family="table-row">
      <style:table-row-properties style:row-height="2.5252in" fo:break-before="auto" style:use-optimal-row-height="false"/>
    </style:style>
    <style:style style:name="ro139" style:family="table-row">
      <style:table-row-properties style:row-height="2.2335in" fo:break-before="auto" style:use-optimal-row-height="false"/>
    </style:style>
    <style:style style:name="ro140" style:family="table-row">
      <style:table-row-properties style:row-height="2.2835in" fo:break-before="auto" style:use-optimal-row-height="false"/>
    </style:style>
    <style:style style:name="ro141"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3" style:family="table-row">
      <style:table-row-properties style:row-height="1.3in" fo:break-before="auto" style:use-optimal-row-height="false"/>
    </style:style>
    <style:style style:name="ro144" style:family="table-row">
      <style:table-row-properties style:row-height="1.6165in" fo:break-before="auto" style:use-optimal-row-height="false"/>
    </style:style>
    <style:style style:name="ro145" style:family="table-row">
      <style:table-row-properties style:row-height="1.5272in" fo:break-before="auto" style:use-optimal-row-height="false"/>
    </style:style>
    <style:style style:name="ro146" style:family="table-row">
      <style:table-row-properties style:row-height="1.3417in" fo:break-before="auto" style:use-optimal-row-height="false"/>
    </style:style>
    <style:style style:name="ro147" style:family="table-row">
      <style:table-row-properties style:row-height="2.75in" fo:break-before="auto" style:use-optimal-row-height="false"/>
    </style:style>
    <style:style style:name="ro115" style:family="table-row">
      <style:table-row-properties style:row-height="1.2083in" fo:break-before="auto" style:use-optimal-row-height="false"/>
    </style:style>
    <style:style style:name="ro116" style:family="table-row">
      <style:table-row-properties style:row-height="4.0583in" fo:break-before="auto" style:use-optimal-row-height="false"/>
    </style:style>
    <style:style style:name="ro117" style:family="table-row">
      <style:table-row-properties style:row-height="4.5in" fo:break-before="auto" style:use-optimal-row-height="false"/>
    </style:style>
    <style:style style:name="ro118" style:family="table-row">
      <style:table-row-properties style:row-height="3.5in" fo:break-before="auto" style:use-optimal-row-height="false"/>
    </style:style>
    <style:style style:name="ro119" style:family="table-row">
      <style:table-row-properties style:row-height="4.4252in" fo:break-before="auto" style:use-optimal-row-height="false"/>
    </style:style>
    <style:style style:name="ro120" style:family="table-row">
      <style:table-row-properties style:row-height="3.3783in" fo:break-before="auto" style:use-optimal-row-height="true"/>
    </style:style>
    <style:style style:name="ro121" style:family="table-row">
      <style:table-row-properties style:row-height="3.8165in" fo:break-before="auto" style:use-optimal-row-height="false"/>
    </style:style>
    <style:style style:name="ro122" style:family="table-row">
      <style:table-row-properties style:row-height="3.7516in" fo:break-before="auto" style:use-optimal-row-height="true"/>
    </style:style>
    <style:style style:name="ro123" style:family="table-row">
      <style:table-row-properties style:row-height="5.3252in" fo:break-before="auto" style:use-optimal-row-height="false"/>
    </style:style>
    <style:style style:name="ro124" style:family="table-row">
      <style:table-row-properties style:row-height="4.1252in" fo:break-before="auto" style:use-optimal-row-height="true"/>
    </style:style>
    <style:style style:name="ro125" style:family="table-row">
      <style:table-row-properties style:row-height="3.3in" fo:break-before="auto" style:use-optimal-row-height="false"/>
    </style:style>
    <style:style style:name="ro126" style:family="table-row">
      <style:table-row-properties style:row-height="1.0835in" fo:break-before="auto" style:use-optimal-row-height="false"/>
    </style:style>
    <style:style style:name="ro127" style:family="table-row">
      <style:table-row-properties style:row-height="1.3583in" fo:break-before="auto" style:use-optimal-row-height="false"/>
    </style:style>
    <style:style style:name="ro128" style:family="table-row">
      <style:table-row-properties style:row-height="1.2665in" fo:break-before="auto" style:use-optimal-row-height="false"/>
    </style:style>
    <style:style style:name="ro129" style:family="table-row">
      <style:table-row-properties style:row-height="1.252in" fo:break-before="auto" style:use-optimal-row-height="false"/>
    </style:style>
    <style:style style:name="ro130" style:family="table-row">
      <style:table-row-properties style:row-height="0.1583in" fo:break-before="auto" style:use-optimal-row-height="false"/>
    </style:style>
    <style:style style:name="ro131" style:family="table-row">
      <style:table-row-properties style:row-height="1.5209in" fo:break-before="auto" style:use-optimal-row-height="false"/>
    </style:style>
    <style:style style:name="ro132" style:family="table-row">
      <style:table-row-properties style:row-height="1.7083in" fo:break-before="auto" style:use-optimal-row-height="false"/>
    </style:style>
    <style:style style:name="ro133" style:family="table-row">
      <style:table-row-properties style:row-height="1.3854in" fo:break-before="auto" style:use-optimal-row-height="false"/>
    </style:style>
    <style:style style:name="ro134" style:family="table-row">
      <style:table-row-properties style:row-height="0.5102in" fo:break-before="auto" style:use-optimal-row-height="false"/>
    </style:style>
    <style:style style:name="ro135" style:family="table-row">
      <style:table-row-properties style:row-height="1.0209in" fo:break-before="auto" style:use-optimal-row-height="false"/>
    </style:style>
    <style:style style:name="ro136" style:family="table-row">
      <style:table-row-properties style:row-height="0.8854in" fo:break-before="auto" style:use-optimal-row-height="false"/>
    </style:style>
    <style:style style:name="ro137" style:family="table-row">
      <style:table-row-properties style:row-height="0.9063in" fo:break-before="auto" style:use-optimal-row-height="false"/>
    </style:style>
    <style:style style:name="ro148" style:family="table-row">
      <style:table-row-properties style:row-height="1.0917in" fo:break-before="auto" style:use-optimal-row-height="false"/>
    </style:style>
    <style:style style:name="ro149" style:family="table-row">
      <style:table-row-properties style:row-height="2.0311in" fo:break-before="auto" style:use-optimal-row-height="false"/>
    </style:style>
    <style:style style:name="ro150" style:family="table-row">
      <style:table-row-properties style:row-height="1.8957in" fo:break-before="auto" style:use-optimal-row-height="false"/>
    </style:style>
    <style:style style:name="ro151" style:family="table-row">
      <style:table-row-properties style:row-height="0.1957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3" table:default-cell-style-name="ce1"/>
        <table:table-column table:style-name="co4" table:default-cell-style-name="ce1"/>
        <table:table-column table:style-name="co5" table:default-cell-style-name="ce1"/>
        <table:table-column table:style-name="co1" table:number-columns-repeated="1004" table:default-cell-style-name="ce1"/>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2">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3"/>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998"/>
        </table:table-row>
        <table:table-row table:style-name="ro2">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3" office:value-type="string">
            <text:p>Result</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SUM([.E6:.E10])"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style-name="ce34"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style-name="ce3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style-name="ce3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style-name="ce3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SUM([.E30:.E34])" office:value-type="float" office:value="27">
            <text:p>27</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style-name="ce3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29">
            <text:p>29</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50];&quot;YES&quot;)" office:value-type="float" office:value="19">
            <text:p>19</text:p>
          </table:table-cell>
          <table:table-cell table:style-name="ce34"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SUM([.E48:.E52])" office:value-type="float" office:value="93">
            <text:p>93</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table:formula="of:=COUNTIF([Task_and_Flow_Panel.J2:.J113];&quot;YES&quot;)" office:value-type="float" office:value="79">
            <text:p>79</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SUM([.E54:.E58])" office:value-type="float" office:value="195">
            <text:p>195</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1">
            <text:p>11</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style-name="ce34"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4">
            <text:p>4</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0">
            <text:p>0</text:p>
          </table:table-cell>
          <table:table-cell table:formula="of:=COUNTIF(['My_Information_Sharing_Guidelines(User)'.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53">
            <text:p>553</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36">
            <text:p>336</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50];&quot;L0&quot;)" office:value-type="float" office:value="16">
            <text:p>1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50];&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50];&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0];&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0];&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0];&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0];&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300];&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300];&quot;L1&quot;)" office:value-type="float" office:value="11">
            <text:p>11</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4">
            <text:p>4</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553">
            <text:p>553</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1" table:formula="of:=SUM([.E98:.E102])" office:value-type="float" office:value="553">
            <text:p>55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5"/>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9"/>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4">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3"/>
          <table:table-cell table:style-name="ce22" table:number-columns-repeated="2"/>
        </table:table-row>
        <table:table-row table:style-name="ro5">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6">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7">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8">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3">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1">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2"/><text:s text:c="46"/>4. Click on 'Back to login' Link</text:p>
          </table:table-cell>
          <table:table-cell table:style-name="ce40"/>
          <table:table-cell table:style-name="ce39" office:value-type="string">
            <text:p>1. Verify that new password is emailed to the user <text:s text:c="34"/><text:s text:c="35"/>2. Verify that user is able to log in to the system with the new password <text:s text:c="43"/><text:s text:c="45"/>3. Verify that a message is displayed to the user as 'A new password was emailed to you' <text:s/><text:s text:c="45"/>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5">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7">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4" table:default-cell-style-name="ce39"/>
        <table:table-column table:style-name="co6" table:default-cell-style-name="ce39"/>
        <table:table-column table:style-name="co25" table:default-cell-style-name="ce1"/>
        <table:table-column table:style-name="co26" table:default-cell-style-name="ce39"/>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26" table:number-columns-repeated="3" table:default-cell-style-name="ce39"/>
        <table:table-column table:style-name="co31" table:default-cell-style-name="ce39"/>
        <table:table-column table:style-name="co26" table:visibility="collapse" table:default-cell-style-name="ce39"/>
        <table:table-column table:style-name="co32" table:visibility="collapse" table:default-cell-style-name="ce39"/>
        <table:table-column table:style-name="co2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35"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9">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0">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1">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table:table-cell table:style-name="ce55" table:number-columns-repeated="1002"/>
          <table:table-cell table:style-name="ce78" table:number-columns-repeated="2"/>
        </table:table-row>
        <table:table-row table:style-name="ro22">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23">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71" table:number-columns-repeated="1002"/>
          <table:table-cell table:number-columns-repeated="2"/>
        </table:table-row>
        <table:table-row table:style-name="ro24">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5">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6">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7">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28">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77" table:number-columns-repeated="1002"/>
          <table:table-cell table:style-name="ce53" table:number-columns-repeated="2"/>
        </table:table-row>
        <table:table-row table:style-name="ro29">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0">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0">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1">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2">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5">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33">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4">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5">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6">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7">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8">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9">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40">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1">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1">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4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2">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43">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4">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7">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5">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46">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7">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8">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49">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1">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1">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2">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4"/><text:s text:c="17"/></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4">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5">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table:table-cell table:number-columns-repeated="1002"/>
          <table:table-cell table:style-name="ce54" table:number-columns-repeated="2"/>
        </table:table-row>
        <table:table-row table:style-name="ro56">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7">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24"/><text:s text:c="2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0">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0">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32">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58">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0"/><text:s text:c="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5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80"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6" table:default-cell-style-name="ce57"/>
        <table:table-column table:style-name="co36" table:default-cell-style-name="ce57"/>
        <table:table-column table:style-name="co37" table:default-cell-style-name="ce57"/>
        <table:table-column table:style-name="co38" table:default-cell-style-name="ce85"/>
        <table:table-column table:style-name="co39" table:default-cell-style-name="ce85"/>
        <table:table-column table:style-name="co40" table:default-cell-style-name="ce85"/>
        <table:table-column table:style-name="co41" table:default-cell-style-name="ce57"/>
        <table:table-column table:style-name="co26" table:default-cell-style-name="ce57"/>
        <table:table-column table:style-name="co28" table:default-cell-style-name="ce57"/>
        <table:table-column table:style-name="co26" table:number-columns-repeated="3" table:default-cell-style-name="ce57"/>
        <table:table-column table:style-name="co1" table:visibility="collapse" table:number-columns-repeated="5" table:default-cell-style-name="ce57"/>
        <table:table-column table:style-name="co34" table:default-cell-style-name="ce57"/>
        <table:table-column table:style-name="co35" table:default-cell-style-name="ce57"/>
        <table:table-column table:style-name="co22"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9">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9">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54">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3">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1">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3">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3">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63">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3">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9">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5">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5">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54">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3">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1">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71">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2">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8">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54">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4">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5">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6">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53">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7">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64">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8">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number-columns-repeated="5" table:default-cell-style-name="ce92"/>
        <table:table-column table:style-name="co65" table:default-cell-style-name="ce92"/>
        <table:table-column table:style-name="co66" table:default-cell-style-name="ce92"/>
        <table:table-column table:style-name="co22" table:default-cell-style-name="ce92"/>
        <table:table-column table:style-name="co64" table:number-columns-repeated="1002" table:default-cell-style-name="ce92"/>
        <table:table-column table:style-name="co64"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79">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1">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1">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71">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6">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1">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table:number-columns-repeated="1003"/>
          <table:table-cell table:style-name="ce100" table:number-columns-repeated="2"/>
        </table:table-row>
        <table:table-row table:style-name="ro54">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5">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80">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54">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3">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6">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01"/>
        <table:table-column table:style-name="co68" table:default-cell-style-name="ce101"/>
        <table:table-column table:style-name="co69" table:default-cell-style-name="ce101"/>
        <table:table-column table:style-name="co9" table:default-cell-style-name="ce101"/>
        <table:table-column table:style-name="co70" table:default-cell-style-name="ce103"/>
        <table:table-column table:style-name="co15" table:default-cell-style-name="ce101"/>
        <table:table-column table:style-name="co71"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73" table:default-cell-style-name="Excel_20_Built-in_20_Normal"/>
        <table:table-column table:style-name="co74"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6">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1">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4">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106" table:number-columns-repeated="1002"/>
          <table:table-cell table:style-name="ce19" table:number-columns-repeated="2"/>
        </table:table-row>
        <table:table-row table:style-name="ro9">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7">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6">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9">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number-rows-repeated="7">
          <table:table-cell table:number-columns-repeated="18"/>
          <table:table-cell table:style-name="Excel_20_Built-in_20_Normal"/>
          <table:table-cell table:number-columns-repeated="1005"/>
        </table:table-row>
        <table:table-row table:style-name="ro1" table:number-rows-repeated="65496">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76" table:default-cell-style-name="ce71"/>
        <table:table-column table:style-name="co15" table:default-cell-style-name="ce71"/>
        <table:table-column table:style-name="co77"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number-columns-repeated="5" table:default-cell-style-name="ce71"/>
        <table:table-column table:style-name="co79" table:default-cell-style-name="ce71"/>
        <table:table-column table:style-name="co80" table:default-cell-style-name="ce71"/>
        <table:table-column table:style-name="co22" table:default-cell-style-name="ce71"/>
        <table:table-column table:style-name="co33" table:number-columns-repeated="1002" table:default-cell-style-name="ce71"/>
        <table:table-column table:style-name="co33" table:default-cell-style-name="ce65"/>
        <table:table-column table:style-name="co23" table:default-cell-style-name="ce65"/>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9" table:number-columns-repeated="1002"/>
          <table:table-cell table:number-columns-repeated="2"/>
        </table:table-row>
        <table:table-row table:style-name="ro9">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4">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6">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6">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6">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1">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3">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63">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3">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5">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5"/>
          <table:table-cell table:style-name="ce110" table:number-columns-repeated="998"/>
          <table:table-cell table:style-name="ce111" table:number-columns-repeated="2"/>
        </table:table-row>
        <table:table-row table:style-name="ro9">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9">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7">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4">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8">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82">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7">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1">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style-name="ce112"/>
        </table:table-row>
        <table:table-row table:style-name="ro17">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7">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82" table:default-cell-style-name="ce119"/>
        <table:table-column table:style-name="co83" table:default-cell-style-name="ce101"/>
        <table:table-column table:style-name="co84"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85" table:default-cell-style-name="ce101"/>
        <table:table-column table:style-name="co33" table:default-cell-style-name="ce101"/>
        <table:table-column table:style-name="co86" table:default-cell-style-name="ce101"/>
        <table:table-column table:style-name="co33" table:visibility="collapse" table:number-columns-repeated="3" table:default-cell-style-name="ce101"/>
        <table:table-column table:style-name="co87" table:visibility="collapse" table:default-cell-style-name="ce101"/>
        <table:table-column table:style-name="co88" table:visibility="collapse" table:default-cell-style-name="ce101"/>
        <table:table-column table:style-name="co34" table:default-cell-style-name="ce101"/>
        <table:table-column table:style-name="co89"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3">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4">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6">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8" office:value-type="string">
            <text:p>TFP012_TaskIsOperational</text:p>
          </table:table-cell>
          <table:table-cell table:style-name="ce38" office:value-type="string">
            <text:p>L0</text:p>
          </table:table-cell>
          <table:table-cell table:style-name="ce11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5">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1">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3">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8" office:value-type="string">
            <text:p>TFP038</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17">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8" office:value-type="string">
            <text:p>TFP050</text:p>
          </table:table-cell>
          <table:table-cell table:style-name="ce82"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9">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114" office:value-type="string">
            <text:p>TFP058_NotificationOption</text:p>
          </table:table-cell>
          <table:table-cell table:style-name="ce114" office:value-type="string">
            <text:p>L1</text:p>
          </table:table-cell>
          <table:table-cell table:style-name="ce118" office:value-type="string">
            <text:p>Notification&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4"/>
          <table:table-cell table:style-name="ce121" office:value-type="string">
            <text:p>-Verify that when notification selected then instruction get diabled</text:p>
          </table:table-cell>
          <table:table-cell table:style-name="ce114"/>
          <table:table-cell table:style-name="ce114" office:value-type="string">
            <text:p>PASS</text:p>
          </table:table-cell>
          <table:table-cell table:style-name="ce114" office:value-type="string">
            <text:p>YES</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54">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115"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114" office:value-type="string">
            <text:p>TFP068</text:p>
          </table:table-cell>
          <table:table-cell table:style-name="ce114" office:value-type="string">
            <text:p>L1</text:p>
          </table:table-cell>
          <table:table-cell table:style-name="ce118" office:value-type="string">
            <text:p>Senders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Senders task link</text:p>
          </table:table-cell>
          <table:table-cell table:style-name="ce114"/>
          <table:table-cell table:style-name="ce121" office:value-type="string">
            <text:p>-Verify that information flow details gets minimized</text:p>
            <text:p>-Verify that pointer moves to sender task in add info send</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9">
          <table:table-cell table:style-name="ce114" office:value-type="string">
            <text:p>TFP069</text:p>
          </table:table-cell>
          <table:table-cell table:style-name="ce114" office:value-type="string">
            <text:p>L1</text:p>
          </table:table-cell>
          <table:table-cell table:style-name="ce118" office:value-type="string">
            <text:p>terminates after notifying</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4"/>
          <table:table-cell table:style-name="ce121" office:value-type="string">
            <text:p>-Verify that (stop) is displayed on flow</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2"/>
          <table:table-cell table:style-name="ce125" table:number-columns-repeated="1002"/>
          <table:table-cell table:style-name="ce127" table:number-columns-repeated="2"/>
        </table:table-row>
        <table:table-row table:style-name="ro85">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26" table:number-columns-repeated="1002"/>
          <table:table-cell table:style-name="ce54" table:number-columns-repeated="2"/>
        </table:table-row>
        <table:table-row table:style-name="ro3">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9">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8" office:value-type="string">
            <text:p>TFP079</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9">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8" office:value-type="string">
            <text:p>TFP091</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24" table:number-columns-repeated="1002"/>
          <table:table-cell table:style-name="ce53" table:number-columns-repeated="2"/>
        </table:table-row>
        <table:table-row table:style-name="ro9">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3">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17">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3">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7">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3">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35">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34"/>
        <table:table-column table:style-name="co90" table:default-cell-style-name="ce134"/>
        <table:table-column table:style-name="co28" table:default-cell-style-name="ce134"/>
        <table:table-column table:style-name="co91" table:default-cell-style-name="ce134"/>
        <table:table-column table:style-name="co28" table:default-cell-style-name="ce134"/>
        <table:table-column table:style-name="co92"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28" table:visibility="collapse" table:default-cell-style-name="ce144"/>
        <table:table-column table:style-name="co28" table:visibility="collapse" table:number-columns-repeated="3" table:default-cell-style-name="ce134"/>
        <table:table-column table:style-name="co98" table:default-cell-style-name="ce134"/>
        <table:table-column table:style-name="co99" table:default-cell-style-name="ce134"/>
        <table:table-column table:style-name="co22" table:default-cell-style-name="ce134"/>
        <table:table-column table:style-name="co28" table:number-columns-repeated="1004" table:default-cell-style-name="ce134"/>
        <table:table-column table:style-name="co23" table:default-cell-style-name="ce134"/>
        <table:table-row table:style-name="ro16">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38" table:number-columns-repeated="1005"/>
        </table:table-row>
        <table:table-row table:style-name="ro86">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7">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8">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9">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71">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1">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3">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71">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9">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9">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6">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table:number-columns-repeated="8"/>
          <table:table-cell table:style-name="ce144" table:number-columns-repeated="999"/>
        </table:table-row>
        <table:table-row table:style-name="ro9">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3">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3">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5">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89">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0">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1">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table:number-columns-repeated="1007"/>
        </table:table-row>
        <table:table-row table:style-name="ro54">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3">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3">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5">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table:number-columns-repeated="1007"/>
        </table:table-row>
        <table:table-row table:style-name="ro71">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5">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4">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table:number-columns-repeated="1007"/>
        </table:table-row>
        <table:table-row table:style-name="ro1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65">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95">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47"/>
        <table:table-column table:style-name="co9" table:default-cell-style-name="ce101"/>
        <table:table-column table:style-name="co134" table:default-cell-style-name="ce101"/>
        <table:table-column table:style-name="co15" table:default-cell-style-name="ce147"/>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35" table:default-cell-style-name="Excel_20_Built-in_20_Normal"/>
        <table:table-column table:style-name="co136"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48">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9">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1">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YES</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1">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1">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50">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51">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47"/>
        <table:table-column table:style-name="co106" table:default-cell-style-name="ce101"/>
        <table:table-column table:style-name="co107" table:default-cell-style-name="ce101"/>
        <table:table-column table:style-name="co15" table:default-cell-style-name="ce147"/>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10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2">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9"/>
          <table:table-cell table:style-name="ce150" table:number-columns-repeated="995"/>
          <table:table-cell table:style-name="ce151" table:number-columns-repeated="2"/>
          <table:table-cell table:number-columns-repeated="3"/>
        </table:table-row>
        <table:table-row table:style-name="ro8">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3">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7">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9">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7">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9"/>
          <table:table-cell table:style-name="ce106" table:number-columns-repeated="995"/>
          <table:table-cell table:style-name="ce19" table:number-columns-repeated="2"/>
          <table:table-cell table:number-columns-repeated="3"/>
        </table:table-row>
        <table:table-row table:style-name="ro17">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4">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5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89">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63">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30" table:default-cell-style-name="ce147"/>
        <table:table-column table:style-name="co9" table:default-cell-style-name="ce101"/>
        <table:table-column table:style-name="co131" table:default-cell-style-name="ce101"/>
        <table:table-column table:style-name="co15" table:default-cell-style-name="ce147"/>
        <table:table-column table:style-name="co132"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3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77">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3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1">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47"/>
        <table:table-column table:style-name="co68" table:default-cell-style-name="ce147"/>
        <table:table-column table:style-name="co100" table:default-cell-style-name="ce147"/>
        <table:table-column table:style-name="co9" table:default-cell-style-name="ce147"/>
        <table:table-column table:style-name="co118" table:default-cell-style-name="ce147"/>
        <table:table-column table:style-name="co100" table:default-cell-style-name="ce147"/>
        <table:table-column table:style-name="co119" table:default-cell-style-name="ce147"/>
        <table:table-column table:style-name="co72" table:default-cell-style-name="ce147"/>
        <table:table-column table:style-name="co78" table:default-cell-style-name="ce147"/>
        <table:table-column table:style-name="co61" table:default-cell-style-name="ce147"/>
        <table:table-column table:style-name="co33" table:default-cell-style-name="ce147"/>
        <table:table-column table:style-name="co63" table:default-cell-style-name="ce147"/>
        <table:table-column table:style-name="co33" table:visibility="collapse" table:number-columns-repeated="5" table:default-cell-style-name="ce147"/>
        <table:table-column table:style-name="co112" table:default-cell-style-name="ce147"/>
        <table:table-column table:style-name="co113" table:default-cell-style-name="ce147"/>
        <table:table-column table:style-name="co22" table:default-cell-style-name="ce147"/>
        <table:table-column table:style-name="co33" table:number-columns-repeated="1002" table:default-cell-style-name="ce147"/>
        <table:table-column table:style-name="co33" table:default-cell-style-name="ce24"/>
        <table:table-column table:style-name="co23" table:default-cell-style-name="ce24"/>
        <table:table-row table:style-name="ro11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52" table:number-columns-repeated="1002"/>
          <table:table-cell table:number-columns-repeated="2"/>
        </table:table-row>
        <table:table-row table:style-name="ro71">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6">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7">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8">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9">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70">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1">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2">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3">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7">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5">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69" table:default-cell-style-name="ce101"/>
        <table:table-column table:style-name="co120" table:default-cell-style-name="ce101"/>
        <table:table-column table:style-name="co27" table:default-cell-style-name="ce147"/>
        <table:table-column table:style-name="co11" table:default-cell-style-name="ce101"/>
        <table:table-column table:style-name="co121" table:default-cell-style-name="ce101"/>
        <table:table-column table:style-name="co15" table:default-cell-style-name="ce147"/>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26">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27">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28">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29">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29">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47"/>
          <table:table-cell/>
          <table:table-cell table:style-name="ce147"/>
          <table:table-cell table:number-columns-repeated="1017"/>
        </table:table-row>
        <table:table-row table:style-name="ro130">
          <table:table-cell table:number-columns-repeated="3"/>
          <table:table-cell table:style-name="ce1"/>
          <table:table-cell table:style-name="ce147"/>
          <table:table-cell/>
          <table:table-cell table:style-name="ce147"/>
          <table:table-cell table:number-columns-repeated="1017"/>
        </table:table-row>
        <table:table-row table:style-name="ro1" table:number-rows-repeated="4">
          <table:table-cell table:number-columns-repeated="3"/>
          <table:table-cell table:style-name="ce1"/>
          <table:table-cell table:style-name="ce147"/>
          <table:table-cell/>
          <table:table-cell table:style-name="ce147"/>
          <table:table-cell table:number-columns-repeated="1017"/>
        </table:table-row>
        <table:table-row table:style-name="ro1">
          <table:table-cell table:number-columns-repeated="3"/>
          <table:table-cell table:style-name="ce1"/>
          <table:table-cell table:style-name="ce147"/>
          <table:table-cell table:style-name="ce101"/>
          <table:table-cell table:style-name="ce147"/>
          <table:table-cell table:number-columns-repeated="1017"/>
        </table:table-row>
        <table:table-row table:style-name="ro1"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1">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2">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3">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4">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4">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3">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5">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6">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37">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6">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17">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3">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1">09/21/2011</text:date>, <text:time>13:50:3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1T13:50:34.31</dc:date>
    <meta:editing-cycles>2523</meta:editing-cycles>
    <meta:editing-duration>PT167H57M58S</meta:editing-duration>
    <meta:document-statistic meta:table-count="18" meta:cell-count="7712" meta:object-count="0"/>
  </office:meta>
</office:document-meta>
</file>